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eab6"/>
    </style:style>
    <style:style style:name="T1" style:family="text">
      <style:text-properties officeooo:rsid="000dea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employe ( noemp,nom, prenom, dateemb , nosup, titre , <text:s/>nodep, salaire)</text:p>
      <text:p text:style-name="Standard">VALUES (26,'chris','cardiaque','2020-03-26 00:00:00',10,'mort',34,0);</text:p>
      <text:p text:style-name="Standard"/>
      <text:p text:style-name="Standard">INSERT INTO employe ( noemp,nom, prenom, dateemb , nosup, titre , <text:s/>nodep, salaire)</text:p>
      <text:p text:style-name="Standard">VALUES (27,'culer','yvon','2023-03-26 00:00:00',1,'vice-président',34,40000);</text:p>
      <text:p text:style-name="Standard"/>
      <text:p text:style-name="P1">INSERT INTO employe ( noemp,nom, prenom, dateemb , nosup, titre , <text:s/>nodep, salaire)</text:p>
      <text:p text:style-name="P1">VALUES (2<text:span text:style-name="T1">8</text:span>,'culer','<text:span text:style-name="T1">jack</text:span>','2023-03-26 00:00:00',1,'vice-président',34,4<text:span text:style-name="T1">1</text:span>000);</text:p>
      <text:p text:style-name="P1"/>
      <text:p text:style-name="P1">INSERT INTO dept ( nodept, nom, noregion )</text:p>
      <text:p text:style-name="P1">VALUES (80,'MIB',6);</text:p>
      <text:p text:style-name="P1"/>
      <text:p text:style-name="P1">UPDATE employe</text:p>
      <text:p text:style-name="P1">SET salaire=salaire * 1.1</text:p>
      <text:p text:style-name="P1">WHERE noemp=17;</text:p>
      <text:p text:style-name="P1"/>
      <text:p text:style-name="P1">UPDATE dept</text:p>
      <text:p text:style-name="P1">SET nom='Logistique'</text:p>
      <text:p text:style-name="P1">WHERE nodept=45;</text:p>
      <text:p text:style-name="P1"/>
      <text:p text:style-name="P1">DELETE FROM employe</text:p>
      <text:p text:style-name="P1">WHERE noemp=28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9:55:16.041523557</meta:creation-date>
    <dc:date>2023-10-23T10:17:28.753542565</dc:date>
    <meta:editing-duration>PT11M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77" meta:character-count="666" meta:non-whitespace-character-count="602"/>
  </office:meta>
</office:document-meta>
</file>